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13cm" svg:height="13.175cm" svg:x="10.016cm" svg:y="0.425cm">
            <draw:object draw:notify-on-update-of-ranges="Sheet1.C2:Sheet1.C96 Sheet1.B1:Sheet1.B1 Sheet1.B2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12 11 7 14 0 5 10 9</text:p>
          </table:table-cell>
          <table:table-cell table:style-name="ce1"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10 9 8 7 4 13 6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8 15 13 2 9 6 1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15 1 11 5 4 2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0 12 14 15 9 2 1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10 6 3 1 4 0 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7 1 4 2 11 14 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0 15 3 4 2 14 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1 14 0 15 11 12 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7 12 8 2 5 1 1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2 8 1 7 6 2 1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5 7 3 2 6 0 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12 3 15 0 13 10 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15 6 11 1 13 2 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0 4 9 15 11 5 1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5 13 11 9 6 2 1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4 3 8 9 5 2 1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0 7 4 14 0 13 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7 1 12 13 0 10 1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4 15 1 13 11 0 1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15 10 14 4 5 11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15 11 12 8 5 1 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1 7 14 12 1 8 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7 13 3 14 9 0 1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7 13 4 10 11 1 1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15 3 4 14 10 9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1 14 4 5 10 0 1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 4 9 5 15 14 3 1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4 3 12 2 7 0 1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8 9 5 3 14 15 1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3 0 7 4 14 10 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7 12 9 8 6 3 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13 6 7 3 8 12 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5 14 3 15 1 10 8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2 15 0 6 13 2 3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 7 4 10 13 6 3 9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3 0 12 13 15 9 1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4 9 13 2 11 8 6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0 4 13 6 2 9 1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 13 1 4 11 10 8 14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6 0 15 1 11 13 1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1 7 10 13 14 11 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7 6 11 13 9 4 10</text:p>
          </table:table-cell>
          <table:table-cell office:value-type="float" office:value="5.41567" calcext:value-type="float">
            <text:p>5.41567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01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22:39:09.926771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2-20T15:08:47.354482948</dc:date>
    <meta:editing-duration>PT16H30M57S</meta:editing-duration>
    <meta:editing-cycles>6</meta:editing-cycles>
    <meta:generator>LibreOffice/4.3.3.2$Linux_X86_64 LibreOffice_project/430m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4cm" svg:height="13.176cm" xlink:href=".." xlink:type="simple" chart:class="chart:scatter" chart:style-name="ch1">
        <chart:title svg:x="6.599cm" svg:y="0.399cm" chart:style-name="ch2">
          <text:p>Benchmark</text:p>
        </chart:title>
        <chart:plot-area chart:style-name="ch3" table:cell-range-address="Sheet1.B2:Sheet1.C96 Sheet1.B1:Sheet1.B1" chart:data-source-has-labels="row" svg:x="1.323cm" svg:y="1.441cm" svg:width="13.979cm" svg:height="10.491cm">
          <chartooo:coordinate-region svg:x="1.759cm" svg:y="1.64cm" svg:width="13.449cm" svg:height="9.645cm"/>
          <chart:axis chart:dimension="x" chart:name="primary-x" chart:style-name="ch4">
            <chart:title svg:x="7.024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2:Sheet1.C96</svg:desc>
                </draw:g>
              </table:table-cell>
              <table:table-cell office:value-type="float" office:value="5.41567">
                <text:p>5.41567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5.41567">
                <text:p>5.41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